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61BD10F457BB9B4F.png" manifest:media-type="image/png"/>
  <manifest:file-entry manifest:full-path="Pictures/100002010000008000000080F72420A09FC7F23C.png" manifest:media-type="image/png"/>
  <manifest:file-entry manifest:full-path="Pictures/1000020100000100000001000C3A408E990D9533.png" manifest:media-type="image/png"/>
  <manifest:file-entry manifest:full-path="Pictures/1000000000000280000001E00F7BD829D3D1D96E.png" manifest:media-type="image/png"/>
  <manifest:file-entry manifest:full-path="Pictures/100002010000010000000100A0AF25CF9D02FE11.png" manifest:media-type="image/png"/>
  <manifest:file-entry manifest:full-path="Pictures/100002010000008000000080A6047433420306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Привет!</text:p>
            <text:p>5G наступае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Что нового?</text:p>
          </draw:text-box>
        </draw:frame>
        <draw:frame draw:style-name="gr2" draw:text-style-name="P2" draw:layer="layout" svg:width="3.385cm" svg:height="3.385cm" svg:x="22.815cm" svg:y="11.2cm">
          <draw:image xlink:href="Pictures/100002010000008000000080F72420A09FC7F23C.png" xlink:type="simple" xlink:show="embed" xlink:actuate="onLoad">
            <text:p/>
          </draw:image>
        </draw:frame>
        <draw:frame draw:style-name="gr2" draw:text-style-name="P2" draw:layer="layout" svg:width="4.663cm" svg:height="4.663cm" svg:x="1.737cm" svg:y="6.4cm">
          <draw:image xlink:href="Pictures/1000020100000100000001000C3A408E990D9533.png" xlink:type="simple" xlink:show="embed" xlink:actuate="onLoad">
            <text:p/>
          </draw:image>
        </draw:frame>
        <draw:frame draw:style-name="gr2" draw:text-style-name="P2" draw:layer="layout" svg:width="5.4cm" svg:height="5.4cm" svg:x="5.2cm" svg:y="12.4cm">
          <draw:image xlink:href="Pictures/100002010000010000000100A0AF25CF9D02FE11.png" xlink:type="simple" xlink:show="embed" xlink:actuate="onLoad">
            <text:p/>
          </draw:image>
        </draw:frame>
        <draw:frame draw:style-name="gr2" draw:text-style-name="P2" draw:layer="layout" svg:width="5.4cm" svg:height="5.4cm" svg:x="11.6cm" svg:y="10.8cm">
          <draw:image xlink:href="Pictures/100002010000010000000100A0AF25CF9D02FE11.png" xlink:type="simple" xlink:show="embed" xlink:actuate="onLoad">
            <text:p/>
          </draw:image>
        </draw:frame>
        <draw:frame draw:style-name="gr2" draw:text-style-name="P2" draw:layer="layout" svg:width="5.4cm" svg:height="5.4cm" svg:x="15.8cm" svg:y="13.4cm">
          <draw:image xlink:href="Pictures/100002010000010000000100A0AF25CF9D02FE11.png" xlink:type="simple" xlink:show="embed" xlink:actuate="onLoad">
            <text:p/>
          </draw:image>
        </draw:frame>
        <draw:frame draw:style-name="gr2" draw:text-style-name="P2" draw:layer="layout" svg:width="5.382cm" svg:height="5.382cm" svg:x="12.018cm" svg:y="4.6cm">
          <draw:image xlink:href="Pictures/100002010000008000000080A6047433420306A1.png" xlink:type="simple" xlink:show="embed" xlink:actuate="onLoad">
            <text:p/>
          </draw:image>
        </draw:frame>
        <draw:frame draw:style-name="gr2" draw:text-style-name="P2" draw:layer="layout" svg:width="5.382cm" svg:height="5.382cm" svg:x="17.618cm" svg:y="6.2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1.826cm" svg:height="1.826cm" draw:transform="skewX (0.523424242673099) rotate (-0.436332312998582) translate (8.727cm 10.768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2" draw:layer="layout" svg:width="1.826cm" svg:height="1.826cm" draw:transform="skewX (0.523424242673099) rotate (-0.645771823237902) translate (6.542cm 10.6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2" draw:layer="layout" svg:width="1.826cm" svg:height="1.826cm" draw:transform="skewX (0.523424242673099) rotate (-1.01229096615671) translate (6.307cm 8.578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2" draw:layer="layout" svg:width="1.866cm" svg:height="1.866cm" draw:transform="skewX (-0.523947841448698) rotate (0.558679893563385) translate (20.2cm 14.389cm)">
          <draw:image xlink:href="Pictures/10000201000000800000008061BD10F457BB9B4F.png" xlink:type="simple" xlink:show="embed" xlink:actuate="onLoad">
            <text:p/>
          </draw:image>
        </draw:frame>
        <draw:frame draw:style-name="gr2" draw:text-style-name="P2" draw:layer="layout" svg:width="2.19cm" svg:height="1.6cm" draw:transform="skewX (0.348891317473666) translate (17.96cm 12.2cm)">
          <draw:image xlink:href="Pictures/10000201000000800000008061BD10F457BB9B4F.png" xlink:type="simple" xlink:show="embed" xlink:actuate="onLoad">
            <text:p/>
          </draw:image>
        </draw:frame>
        <draw:frame draw:style-name="gr2" draw:text-style-name="P2" draw:layer="layout" svg:width="2.19cm" svg:height="1.6cm" draw:transform="skewX (0.348891317473666) rotate (-0.471238898038469) translate (11.649cm 10.8cm)">
          <draw:image xlink:href="Pictures/10000201000000800000008061BD10F457BB9B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В чем трудность?</text:p>
          </draw:text-box>
        </draw:frame>
        <draw:frame draw:style-name="gr2" draw:text-style-name="P2" draw:layer="layout" svg:width="21.754cm" svg:height="16.315cm" svg:x="3.046cm" svg:y="3.8cm">
          <draw:image xlink:href="Pictures/1000000000000280000001E00F7BD829D3D1D9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2:09:32.580633689</meta:creation-date>
    <dc:date>2019-09-17T00:23:39.193193469</dc:date>
    <meta:editing-duration>PT12M39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